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lbany" svg:font-family="Albany, Arial" style:font-family-generic="roman"/>
    <style:font-face style:name="Arial Unicode MS" svg:font-family="'Arial Unicode MS'" style:font-family-generic="roman"/>
    <style:font-face style:name="Bitstream Vera Sans" svg:font-family="'Bitstream Vera Sans'" style:font-family-generic="roman"/>
    <style:font-face style:name="Lohit Devanagari" svg:font-family="'Lohit Devanagari'" style:font-family-generic="roman"/>
    <style:font-face style:name="Lohit Hindi" svg:font-family="'Lohit Hindi'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Tahoma" svg:font-family="Tahoma" style:font-family-generic="roman"/>
    <style:font-face style:name="Thorndale" svg:font-family="Thorndale, 'Times New Roman'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loext:opacity="100%" style:font-name="Liberation Sans" fo:font-size="12pt" fo:language="pt" fo:country="BR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pt" fo:country="B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pt" fo:country="BR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style:font-name="Liberation Sans" fo:font-size="12pt" fo:language="pt" fo:country="BR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pt" fo:country="BR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pt" fo:country="BR" style:font-size-asian="12pt" style:font-size-complex="12pt"/>
    </style:style>
    <style:style style:name="P7" style:family="paragraph" style:parent-style-name="Standard">
      <style:text-properties fo:color="#000000" loext:opacity="100%" style:font-name="Liberation Sans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text-indent="-0.25in" style:auto-text-indent="false"/>
      <style:text-properties fo:color="#000000" loext:opacity="100%" style:font-name="Liberation Sans" fo:font-size="12pt" fo:language="pt" fo:country="BR" style:font-size-asian="12pt" style:font-size-complex="12pt"/>
    </style:style>
    <style:style style:name="P9" style:family="paragraph" style:parent-style-name="Standard">
      <style:paragraph-properties fo:margin-left="0in" fo:margin-right="0in" fo:text-indent="-0.25in" style:auto-text-indent="false"/>
      <style:text-properties fo:color="#000000" loext:opacity="100%" style:font-name="Liberation Sans" fo:font-size="12pt" fo:language="pt" fo:country="BR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color="#000000" loext:opacity="100%" style:font-name="Liberation Sans" fo:font-size="12pt" fo:language="pt" fo:country="BR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style:font-name="Liberation Sans" fo:font-size="12pt" fo:language="pt" fo:country="BR" style:font-size-asian="12pt" style:font-size-complex="12pt"/>
    </style:style>
    <style:style style:name="P12" style:family="paragraph" style:parent-style-name="Standard" style:list-style-name="L1">
      <style:text-properties fo:color="#000000" loext:opacity="100%" style:font-name="Liberation Sans" fo:font-size="12pt" fo:language="pt" fo:country="BR" style:font-size-asian="12pt" style:font-size-complex="12pt"/>
    </style:style>
    <style:style style:name="P13" style:family="paragraph" style:parent-style-name="Standard" style:list-style-name="L1">
      <style:text-properties fo:color="#000000" loext:opacity="100%" style:font-name="Liberation Sans" fo:font-size="12pt" fo:language="pt" fo:country="BR" officeooo:rsid="0013bc16" officeooo:paragraph-rsid="0013bc16" style:font-size-asian="12pt" style:font-size-complex="12pt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pt" fo:country="BR" officeooo:rsid="0013f565" officeooo:paragraph-rsid="0013f565" style:font-size-asian="12pt" style:font-size-complex="12pt"/>
    </style:style>
    <style:style style:name="P15" style:family="paragraph" style:parent-style-name="Standard" style:list-style-name="L2">
      <style:text-properties fo:color="#000000" loext:opacity="100%" style:font-name="Liberation Sans" fo:font-size="12pt" fo:language="pt" fo:country="BR" style:font-size-asian="12pt" style:font-size-complex="12pt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pt" fo:country="BR" fo:font-weight="bold" officeooo:rsid="0013f565" officeooo:paragraph-rsid="0013f56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d1d5" style:font-weight-asian="bold" style:font-weight-complex="bold"/>
    </style:style>
    <style:style style:name="T3" style:family="text">
      <style:text-properties fo:font-weight="bold" officeooo:rsid="001f02a3" style:font-weight-asian="bold" style:font-weight-complex="bold"/>
    </style:style>
    <style:style style:name="T4" style:family="text">
      <style:text-properties officeooo:rsid="0014a7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6"><text:span text:style-name="T3">Desafio</text:span><text:span text:style-name="T2"> – </text:span><text:span text:style-name="T1">Cenário</text:span></text:p>
      <text:p text:style-name="P2"/>
      <text:p text:style-name="P5"><text:span text:style-name="T1">Objetivo:</text:span> Sua tarefa é criar os usuários de sistema para os funcionários da empresa <text:span text:style-name="T1">BOOKSTORE</text:span> e os diretórios (pastas) para estes usuários ajustando as permissões para que apenas os usuários do grupo tenham acesso apenas aos arquivos de sua determinada área.</text:p>
      <text:p text:style-name="P5"><text:line-break/><text:span text:style-name="T1">Grupos:</text:span></text:p>
      <text:p text:style-name="P5"/>
      <text:p text:style-name="P3">Diretoria: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94509248574608">
          <table:table-cell table:style-name="Table1.A1" office:value-type="string">
            <text:p text:style-name="P10">Nome</text:p>
          </table:table-cell>
          <table:table-cell table:style-name="Table1.B1" office:value-type="string">
            <text:p text:style-name="P10">Login</text:p>
          </table:table-cell>
        </table:table-row>
        <table:table-row table:style-name="TableLine94509249843072">
          <table:table-cell table:style-name="Table1.A2" office:value-type="string">
            <text:p text:style-name="P11">Leonardo Amorim</text:p>
          </table:table-cell>
          <table:table-cell table:style-name="Table1.B2" office:value-type="string">
            <text:p text:style-name="P11">leonardoamorim</text:p>
          </table:table-cell>
        </table:table-row>
        <table:table-row table:style-name="TableLine94509249498512">
          <table:table-cell table:style-name="Table1.A2" office:value-type="string">
            <text:p text:style-name="P11">Cesar Domingos</text:p>
          </table:table-cell>
          <table:table-cell table:style-name="Table1.B2" office:value-type="string">
            <text:p text:style-name="P11">cesardomingos</text:p>
          </table:table-cell>
        </table:table-row>
      </table:table>
      <text:p text:style-name="P5"/>
      <text:p text:style-name="P5"><text:span text:style-name="T1">Gerência:</text:span> </text:p>
      <text:p text:style-name="P5"/>
      <table:table table:name="Table2" table:style-name="Table2">
        <table:table-column table:style-name="Table2.A"/>
        <table:table-column table:style-name="Table2.B"/>
        <table:table-row table:style-name="TableLine94509250199504">
          <table:table-cell table:style-name="Table2.A1" office:value-type="string">
            <text:p text:style-name="P10">Nome</text:p>
          </table:table-cell>
          <table:table-cell table:style-name="Table2.B1" office:value-type="string">
            <text:p text:style-name="P10">Login</text:p>
          </table:table-cell>
        </table:table-row>
        <table:table-row table:style-name="TableLine94509250270176">
          <table:table-cell table:style-name="Table2.A2" office:value-type="string">
            <text:p text:style-name="P11">João Silva</text:p>
          </table:table-cell>
          <table:table-cell table:style-name="Table2.B2" office:value-type="string">
            <text:p text:style-name="P11">joaosilva</text:p>
          </table:table-cell>
        </table:table-row>
        <table:table-row table:style-name="TableLine94509250109632">
          <table:table-cell table:style-name="Table2.A2" office:value-type="string">
            <text:p text:style-name="P11">Ana Maria</text:p>
          </table:table-cell>
          <table:table-cell table:style-name="Table2.B2" office:value-type="string">
            <text:p text:style-name="P11">anamaria</text:p>
          </table:table-cell>
        </table:table-row>
      </table:table>
      <text:p text:style-name="P5"/>
      <text:p text:style-name="P3">Logística:</text:p>
      <text:p text:style-name="P5"/>
      <table:table table:name="Table3" table:style-name="Table3">
        <table:table-column table:style-name="Table3.A"/>
        <table:table-column table:style-name="Table3.B"/>
        <table:table-row table:style-name="TableLine94509250160464">
          <table:table-cell table:style-name="Table3.A1" office:value-type="string">
            <text:p text:style-name="P10">Nome</text:p>
          </table:table-cell>
          <table:table-cell table:style-name="Table3.B1" office:value-type="string">
            <text:p text:style-name="P10">Login</text:p>
          </table:table-cell>
        </table:table-row>
        <table:table-row table:style-name="TableLine94509250327920">
          <table:table-cell table:style-name="Table3.A2" office:value-type="string">
            <text:p text:style-name="P11">Marcelo Pereira</text:p>
          </table:table-cell>
          <table:table-cell table:style-name="Table3.B2" office:value-type="string">
            <text:p text:style-name="P11">marcelopereira</text:p>
          </table:table-cell>
        </table:table-row>
        <table:table-row table:style-name="TableLine94509250349424">
          <table:table-cell table:style-name="Table3.A2" office:value-type="string">
            <text:p text:style-name="P11">Antônio da Costa</text:p>
          </table:table-cell>
          <table:table-cell table:style-name="Table3.B2" office:value-type="string">
            <text:p text:style-name="P11">antoniocosta</text:p>
          </table:table-cell>
        </table:table-row>
        <table:table-row table:style-name="TableLine94509250350128">
          <table:table-cell table:style-name="Table3.A2" office:value-type="string">
            <text:p text:style-name="P11">Mariana Campos</text:p>
          </table:table-cell>
          <table:table-cell table:style-name="Table3.B2" office:value-type="string">
            <text:p text:style-name="P11">marianacampos</text:p>
          </table:table-cell>
        </table:table-row>
        <table:table-row table:style-name="TableLine94509250350944">
          <table:table-cell table:style-name="Table3.A2" office:value-type="string">
            <text:p text:style-name="P11">Cláudia da Silva</text:p>
          </table:table-cell>
          <table:table-cell table:style-name="Table3.B2" office:value-type="string">
            <text:p text:style-name="P11">claudiasilva</text:p>
          </table:table-cell>
        </table:table-row>
        <table:table-row table:style-name="TableLine94509250351760">
          <table:table-cell table:style-name="Table3.A2" office:value-type="string">
            <text:p text:style-name="P11">Vitor Hugo</text:p>
          </table:table-cell>
          <table:table-cell table:style-name="Table3.B2" office:value-type="string">
            <text:p text:style-name="P11">vitorhugo</text:p>
          </table:table-cell>
        </table:table-row>
        <table:table-row table:style-name="TableLine94509250352528">
          <table:table-cell table:style-name="Table3.A2" office:value-type="string">
            <text:p text:style-name="P11">Pedro Henrique</text:p>
          </table:table-cell>
          <table:table-cell table:style-name="Table3.B2" office:value-type="string">
            <text:p text:style-name="P11">pedrohenrique</text:p>
          </table:table-cell>
        </table:table-row>
      </table:table>
      <text:p text:style-name="P4"/>
      <text:p text:style-name="P1">Departamento de TI:</text:p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 table:style-name="TableLine94509250293312">
          <table:table-cell table:style-name="Table4.A1" office:value-type="string">
            <text:p text:style-name="P10">Nome</text:p>
          </table:table-cell>
          <table:table-cell table:style-name="Table4.B1" office:value-type="string">
            <text:p text:style-name="P10">Login</text:p>
          </table:table-cell>
        </table:table-row>
        <table:table-row table:style-name="TableLine94509250488576">
          <table:table-cell table:style-name="Table4.A2" office:value-type="string">
            <text:p text:style-name="P11">Ricardo Pereira</text:p>
          </table:table-cell>
          <table:table-cell table:style-name="Table4.B2" office:value-type="string">
            <text:p text:style-name="P11">ricardopereira</text:p>
          </table:table-cell>
        </table:table-row>
        <table:table-row table:style-name="TableLine94509250490160">
          <table:table-cell table:style-name="Table4.A2" office:value-type="string">
            <text:p text:style-name="P11">Thiago Santos</text:p>
          </table:table-cell>
          <table:table-cell table:style-name="Table4.B2" office:value-type="string">
            <text:p text:style-name="P11">thiagosantos</text:p>
          </table:table-cell>
        </table:table-row>
        <table:table-row table:style-name="TableLine94509250490816">
          <table:table-cell table:style-name="Table4.A2" office:value-type="string">
            <text:p text:style-name="P11">Marcela Pinheiro</text:p>
          </table:table-cell>
          <table:table-cell table:style-name="Table4.B2" office:value-type="string">
            <text:p text:style-name="P11">marcelapinheiro</text:p>
          </table:table-cell>
        </table:table-row>
        <table:table-row table:style-name="TableLine94509250557840">
          <table:table-cell table:style-name="Table4.A2" office:value-type="string">
            <text:p text:style-name="P11">Ana Júlia</text:p>
          </table:table-cell>
          <table:table-cell table:style-name="Table4.B2" office:value-type="string">
            <text:p text:style-name="P11">anajulia</text:p>
          </table:table-cell>
        </table:table-row>
        <table:table-row table:style-name="TableLine94509250558656">
          <table:table-cell table:style-name="Table4.A2" office:value-type="string">
            <text:p text:style-name="P11">José Oliveira</text:p>
          </table:table-cell>
          <table:table-cell table:style-name="Table4.B2" office:value-type="string">
            <text:p text:style-name="P11">joseoliveira</text:p>
          </table:table-cell>
        </table:table-row>
        <table:table-row table:style-name="TableLine94509250559424">
          <table:table-cell table:style-name="Table4.A2" office:value-type="string">
            <text:p text:style-name="P11">Francisco Hitao</text:p>
          </table:table-cell>
          <table:table-cell table:style-name="Table4.B2" office:value-type="string">
            <text:p text:style-name="P11">franciscohitao</text:p>
          </table:table-cell>
        </table:table-row>
      </table:table>
      <text:p text:style-name="P4"/>
      <text:p text:style-name="P4"><text:soft-page-break/>Regras para criação e permissões das pastas:</text:p>
      <text:p text:style-name="P4"/>
      <text:list xml:id="list4055349185" text:style-name="L1">
        <text:list-item>
          <text:p text:style-name="P12">Criar todos os usuários do organograma;</text:p>
        </text:list-item>
        <text:list-item>
          <text:p text:style-name="P12">Para facilitar defina a senha de todos os usuários como 123456;</text:p>
        </text:list-item>
        <text:list-item>
          <text:p text:style-name="P12">Criar os grupos diretoria, gerencia, logistica e ti;</text:p>
        </text:list-item>
        <text:list-item>
          <text:p text:style-name="P12">Inserir os usuários em seus respectivos grupos de acordo com o organograma;</text:p>
        </text:list-item>
        <text:list-item>
          <text:p text:style-name="P12">Criar as pastas diretoria, gerencia, logistica e ti em /mnt;</text:p>
        </text:list-item>
        <text:list-item>
          <text:p text:style-name="P12">O dono de todos os diretórios será o root e o grupo será o respectivo departamento;</text:p>
        </text:list-item>
        <text:list-item>
          <text:p text:style-name="P12">A diretoria pode acessar qualquer pasta (leitura e escrita);</text:p>
        </text:list-item>
        <text:list-item>
          <text:p text:style-name="P12">Os outros departamentos só podem acessar suas respectivas pastas;</text:p>
        </text:list-item>
        <text:list-item>
          <text:p text:style-name="P12">Deve existir um mecanismo para evitar que um usuário de um mesmo grupo remova arquivo que outro usuário criou;</text:p>
        </text:list-item>
        <text:list-item>
          <text:p text:style-name="P12">Os arquivos criados dentro destas pastas devem clonar dono e grupo da pasta para que os arquivos também sejam do grupo;</text:p>
        </text:list-item>
        <text:list-item>
          <text:p text:style-name="P12">O funcionário Francisco Hitao deverá ter seu login bloqueado por estar afastado da empresa;</text:p>
        </text:list-item>
        <text:list-item>
          <text:p text:style-name="P12">O funcionário Vitor Hugo está com sua conta bloqueada e deverá ser desbloqueada;</text:p>
        </text:list-item>
        <text:list-item>
          <text:p text:style-name="P12">Crie um grupo chamado shutdown para inserir usuários que possam desligar a máquina;</text:p>
        </text:list-item>
        <text:list-item>
          <text:p text:style-name="P12">O funcionário Thiago Santos deverá ter permissão para desligar o computador;</text:p>
        </text:list-item>
        <text:list-item>
          <text:p text:style-name="P12">O diretores Leonardo Amorim e Cesar Domingos solicitaram a geração de uma senha segura com o comando dd para que ele memorizasse;</text:p>
        </text:list-item>
        <text:list-item>
          <text:p text:style-name="P12">Não esquecer de fazer um check-list para verificar se os usuários foram realmente criados, se as permissões e donos das pastas estão corretos.</text:p>
        </text:list-item>
      </text:list>
      <text:p text:style-name="P8"/>
      <text:p text:style-name="P9">Tickets abertos no Sistema de Acompanhamento de Chamados (Redmine):</text:p>
      <text:p text:style-name="P8"/>
      <text:p text:style-name="P8">Abra o navegador Iceweasel e acesse: http://localhost/redmine</text:p>
      <text:p text:style-name="P8"/>
      <text:list xml:id="list190956377276767" text:continue-numbering="true" text:style-name="L1">
        <text:list-item>
          <text:p text:style-name="P13">Solucione <text:span text:style-name="T4">como root </text:span>os tickets abertos no Redmine.</text:p>
        </text:list-item>
        <text:list-item>
          <text:p text:style-name="P14">Para abrir a interface gráfica execute o seguinte comando:</text:p>
          <text:list>
            <text:list-item>
              <text:p text:style-name="P16">startx</text:p>
            </text:list-item>
          </text:list>
        </text:list-item>
      </text:list>
      <text:p text:style-name="P4"/>
      <text:p text:style-name="P1">Dados do servidor:</text:p>
      <text:list xml:id="list1736664102" text:style-name="L2">
        <text:list-item>
          <text:p text:style-name="P15">Hostname: egeekedbookstore</text:p>
        </text:list-item>
        <text:list-item>
          <text:p text:style-name="P15">Usuário administrador: root</text:p>
        </text:list-item>
        <text:list-item>
          <text:p text:style-name="P15">Senha: 123</text:p>
        </text:list-item>
      </text:list>
      <text:p text:style-name="P4"/>
      <text:p text:style-name="P1">Solução do exercício:</text:p>
      <text:p text:style-name="P4"/>
      <text:p text:style-name="P1">Criando as pastas:</text:p>
      <text:p text:style-name="P4"># mkdir -p /mnt/diretoria</text:p>
      <text:p text:style-name="P4"># mkdir -p /mnt/gerencia</text:p>
      <text:p text:style-name="P4"># mkdir -p /mnt/logistica</text:p>
      <text:p text:style-name="P4"># mkdir -p /mnt/ti</text:p>
      <text:p text:style-name="P4"/>
      <text:p text:style-name="P1">Criando os usuários:</text:p>
      <text:p text:style-name="P4"># adduser leonardoamorim</text:p>
      <text:p text:style-name="P4"># adduser cesardomingos</text:p>
      <text:p text:style-name="P4"># adduser joaosilva</text:p>
      <text:p text:style-name="P4"><text:soft-page-break/># adduser anamaria</text:p>
      <text:p text:style-name="P4"># adduser marcelopereira</text:p>
      <text:p text:style-name="P4"># adduser antoniocosta</text:p>
      <text:p text:style-name="P4"># adduser marianacampos</text:p>
      <text:p text:style-name="P4"># adduser claudiasilva</text:p>
      <text:p text:style-name="P4"># adduser vitorhugo</text:p>
      <text:p text:style-name="P4"># adduser pedrohenrique</text:p>
      <text:p text:style-name="P4"># adduser ricardopereira</text:p>
      <text:p text:style-name="P4"># adduser thiagosantos</text:p>
      <text:p text:style-name="P4"># adduser marcelapinheiro</text:p>
      <text:p text:style-name="P4"># adduser anajulia</text:p>
      <text:p text:style-name="P4"># adduser joseoliveira</text:p>
      <text:p text:style-name="P4"># adduser franciscohitao</text:p>
      <text:p text:style-name="P4"/>
      <text:p text:style-name="P1">Criando os grupos:</text:p>
      <text:p text:style-name="P4"># groupadd diretoria</text:p>
      <text:p text:style-name="P4"># groupadd gerencia</text:p>
      <text:p text:style-name="P4"># groupadd logistica</text:p>
      <text:p text:style-name="P4"># groupadd ti</text:p>
      <text:p text:style-name="P4"/>
      <text:p text:style-name="P1">Inserindo os usuários em seus respectivos grupos:</text:p>
      <text:p text:style-name="P4"># gpasswd -a leonardoamorim diretoria</text:p>
      <text:p text:style-name="P4"># gpasswd -a cesardomingos diretoria</text:p>
      <text:p text:style-name="P4"/>
      <text:p text:style-name="P4"># gpasswd -a joaosilva gerencia</text:p>
      <text:p text:style-name="P4"># gpasswd -a anamaria gerencia</text:p>
      <text:p text:style-name="P4"/>
      <text:p text:style-name="P4"># gpasswd -a marcelopereira logistica</text:p>
      <text:p text:style-name="P4"># gpasswd -a antoniocosta logistica</text:p>
      <text:p text:style-name="P11"># gpasswd -a marianacampos logistica</text:p>
      <text:p text:style-name="P11"># gpasswd -a claudiasilva logistica</text:p>
      <text:p text:style-name="P11"># gpasswd -a vitorhugo logistica</text:p>
      <text:p text:style-name="P11"># gpasswd -a pedrohenrique logistica</text:p>
      <text:p text:style-name="P11"/>
      <text:p text:style-name="P11"># gpasswd -a ricardopereira ti</text:p>
      <text:p text:style-name="P11"># gpasswd -a thiagosantos ti</text:p>
      <text:p text:style-name="P11"># gpasswd -a marcelapinheiro ti</text:p>
      <text:p text:style-name="P11"># gpasswd -a anajulia ti</text:p>
      <text:p text:style-name="P11"># gpasswd -a joseoliveira ti</text:p>
      <text:p text:style-name="P11"># gpasswd -a franciscohitao ti</text:p>
      <text:p text:style-name="P11"/>
      <text:p text:style-name="P11"/>
      <text:p text:style-name="P1">Ajustando dono e grupo de cada pasta:</text:p>
      <text:p text:style-name="P4"># chown root.diretoria /mnt/diretoria</text:p>
      <text:p text:style-name="P4"># chown root.gerencia /mnt/gerencia</text:p>
      <text:p text:style-name="P4"># chown root.logistica /mnt/logistica</text:p>
      <text:p text:style-name="P4"># chown root.ti /mnt/ti</text:p>
      <text:p text:style-name="P4"/>
      <text:p text:style-name="P1">Ajustando as permissões:</text:p>
      <text:p text:style-name="P4"># chmod 3770 /mnt/diretoria</text:p>
      <text:p text:style-name="P4"># chmod 3770 /mnt/gerencia</text:p>
      <text:p text:style-name="P4"># chmod 3770 /mnt/logistica</text:p>
      <text:p text:style-name="P4"><text:soft-page-break/># chmod 3770 /mnt/ti</text:p>
      <text:p text:style-name="P4"/>
      <text:p text:style-name="P4"># gpasswd -a leonardoamorim gerencia</text:p>
      <text:p text:style-name="P5"># gpasswd -a cesardomingos gerencia</text:p>
      <text:p text:style-name="P5"/>
      <text:p text:style-name="P4"># gpasswd -a leonardoamorim logistica</text:p>
      <text:p text:style-name="P5"># gpasswd -a cesardomingos logistica</text:p>
      <text:p text:style-name="P5"/>
      <text:p text:style-name="P4"># gpasswd -a leonardoamorim ti</text:p>
      <text:p text:style-name="P5"># gpasswd -a cesardomingos ti</text:p>
      <text:p text:style-name="P5"/>
      <text:p text:style-name="P5"># groupadd shutdown</text:p>
      <text:p text:style-name="P5"># chown root.shutdown /sbin/shutdown</text:p>
      <text:p text:style-name="P5"># gpasswd -a thiagosantos shutdown</text:p>
      <text:p text:style-name="P5"># chmod 4775 /sbin/shutdown</text:p>
      <text:p text:style-name="P5"># ln -s /sbin/shutdown /bin/shutdown</text:p>
      <text:p text:style-name="P5"/>
      <text:p text:style-name="P3">Bloquear o usuário Francisco Hitao:</text:p>
      <text:p text:style-name="P5"># passwd -l franciscohitao</text:p>
      <text:p text:style-name="P5">ou</text:p>
      <text:p text:style-name="P7"># usermod -L linustorvalds</text:p>
      <text:p text:style-name="P5"/>
      <text:p text:style-name="P5"/>
      <text:p text:style-name="P3">Desbloquear o usuário Vitor Hugo:</text:p>
      <text:p text:style-name="P5"># passwd -u vitorhugo</text:p>
      <text:p text:style-name="P5">ou</text:p>
      <text:p text:style-name="P5"># usermod -U vitorhugo</text:p>
      <text:p text:style-name="P5"/>
      <text:p text:style-name="P3">Fazer check-list:</text:p>
      <text:p text:style-name="P5"/>
      <text:p text:style-name="P5">Verificar se os usuários foram criados:</text:p>
      <text:p text:style-name="P5"># cat /etc/passwd | grep &lt;login-do-usuario&gt;</text:p>
      <text:p text:style-name="P5"/>
      <text:p text:style-name="P5">Verificar se os grupos foram criados:</text:p>
      <text:p text:style-name="P5"># cat /etc/group | grep &lt;nome-do-grupo&gt;</text:p>
      <text:p text:style-name="P5"/>
      <text:p text:style-name="P5">Verificar se o usuário está em um grupo:</text:p>
      <text:p text:style-name="P5"># groups &lt;usuario&gt;</text:p>
      <text:p text:style-name="P5"/>
      <text:p text:style-name="P5">Verificar as permissões:</text:p>
      <text:p text:style-name="P4"># ls -dl /mnt/diretoria</text:p>
      <text:p text:style-name="P4"># ls -dl /mnt/gerencia</text:p>
      <text:p text:style-name="P4"># ls -dl /mnt/logistica</text:p>
      <text:p text:style-name="P5"># ls -dl /mnt/ti</text:p>
      <text:p text:style-name="P5"/>
      <text:p text:style-name="P5">Se não retornar nada, significa que o usuário ou grupo não foi criado ou está com outro nome.</text:p>
      <text:p text:style-name="P5"/>
      <text:p text:style-name="P5">Verificar se o usuário Francisco Hitao realmente está bloqueado:</text:p>
      <text:p text:style-name="P5"># cat /etc/shadow | grep franciscohitao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lbany" svg:font-family="Albany, Arial" style:font-family-generic="roman"/>
    <style:font-face style:name="Arial Unicode MS" svg:font-family="'Arial Unicode MS'" style:font-family-generic="roman"/>
    <style:font-face style:name="Bitstream Vera Sans" svg:font-family="'Bitstream Vera Sans'" style:font-family-generic="roman"/>
    <style:font-face style:name="Lohit Devanagari" svg:font-family="'Lohit Devanagari'" style:font-family-generic="roman"/>
    <style:font-face style:name="Lohit Hindi" svg:font-family="'Lohit Hindi'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Tahoma" svg:font-family="Tahoma" style:font-family-generic="roman"/>
    <style:font-face style:name="Thorndale" svg:font-family="Thorndale, 'Times New Roman'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none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none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default-outline-level="" style:class="list">
      <style:paragraph-properties fo:margin-top="0in" fo:margin-bottom="0.1472in" style:contextual-spacing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1472in" fo:margin-bottom="0.1472in" style:contextual-spacing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/>
    </style:style>
    <style:style style:name="Index" style:family="paragraph" style:default-outline-level="" style:class="index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in" fo:margin-bottom="0.1575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in" fo:margin-bottom="0.1181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in" fo:margin-bottom="0.0783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Devanagari" fo:font-family="'Lohit Devanagar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Arial Unicode MS" fo:font-family="'Arial Unicode MS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65in" style:contextual-spacing="false" fo:orphans="2" fo:widows="2" fo:text-indent="0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181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rcas" style:family="paragraph" style:default-outline-level="">
      <style:paragraph-properties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Arial1" style:font-family-complex="Arial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Ênfase_20_forte" style:display-name="Ênfase forte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lyt-cool_7e_LT_7e_Hintergrund" style:display-name="lyt-cool~LT~Hintergrund" style:family="paragraph" style:default-outline-level="">
      <style:paragraph-properties fo:orphans="2" fo:widows="2" style:writing-mode="lr-tb"/>
      <style:text-properties style:font-name="Times New Roman1" fo:font-family="'Times New Roman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yt-cool_7e_LT_7e_Hintergrundobjekte" style:display-name="lyt-cool~LT~Hintergrundobjekte" style:family="paragraph" style:default-outline-level="">
      <style:paragraph-properties fo:orphans="2" fo:widows="2" style:writing-mode="lr-tb"/>
      <style:text-properties style:font-name="Times New Roman1" fo:font-family="'Times New Roman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yt-cool_7e_LT_7e_Notizen" style:display-name="lyt-cool~LT~Notizen" style:family="paragraph" style:default-outline-level="">
      <style:paragraph-properties fo:orphans="2" fo:widows="2" style:writing-mode="lr-tb"/>
      <style:text-properties style:text-outline="false" style:text-line-through-style="none" style:text-line-through-type="none" style:font-name="Times New Roman1" fo:font-family="'Times New Roman'" style:font-family-generic="roman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cool_7e_LT_7e_Untertitel" style:display-name="lyt-cool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Albany" fo:font-family="Albany, Arial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cool_7e_LT_7e_Titel" style:display-name="lyt-cool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Bitstream Vera Sans" fo:font-family="'Bitstream Vera Sans'" style:font-family-generic="roman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lyt-cool_7e_LT_7e_Gliederung_20_9" style:display-name="lyt-cool~LT~Gliederung 9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Bitstream Vera Sans" fo:font-family="'Bitstream Vera Sans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cool_7e_LT_7e_Gliederung_20_8" style:display-name="lyt-cool~LT~Gliederung 8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Bitstream Vera Sans" fo:font-family="'Bitstream Vera Sans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cool_7e_LT_7e_Gliederung_20_7" style:display-name="lyt-cool~LT~Gliederung 7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Bitstream Vera Sans" fo:font-family="'Bitstream Vera Sans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cool_7e_LT_7e_Gliederung_20_6" style:display-name="lyt-cool~LT~Gliederung 6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Bitstream Vera Sans" fo:font-family="'Bitstream Vera Sans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cool_7e_LT_7e_Gliederung_20_5" style:display-name="lyt-cool~LT~Gliederung 5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Bitstream Vera Sans" fo:font-family="'Bitstream Vera Sans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cool_7e_LT_7e_Gliederung_20_4" style:display-name="lyt-cool~LT~Gliederung 4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Bitstream Vera Sans" fo:font-family="'Bitstream Vera Sans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cool_7e_LT_7e_Gliederung_20_3" style:display-name="lyt-cool~LT~Gliederung 3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Bitstream Vera Sans" fo:font-family="'Bitstream Vera Sans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cool_7e_LT_7e_Gliederung_20_2" style:display-name="lyt-cool~LT~Gliederung 2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Bitstream Vera Sans" fo:font-family="'Bitstream Vera Sans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cool_7e_LT_7e_Gliederung_20_1" style:display-name="lyt-cool~LT~Gliederung 1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Bitstream Vera Sans" fo:font-family="'Bitstream Vera Sans'" style:font-family-generic="roman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darkblue_7e_LT_7e_Hintergrund" style:display-name="lyt-darkblue~LT~Hintergrund" style:family="paragraph" style:default-outline-level="">
      <style:paragraph-properties fo:orphans="2" fo:widows="2" style:writing-mode="lr-tb"/>
      <style:text-properties style:font-name="Times New Roman1" fo:font-family="'Times New Roman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yt-darkblue_7e_LT_7e_Hintergrundobjekte" style:display-name="lyt-darkblue~LT~Hintergrundobjekte" style:family="paragraph" style:default-outline-level="">
      <style:paragraph-properties fo:orphans="2" fo:widows="2" style:writing-mode="lr-tb"/>
      <style:text-properties style:font-name="Times New Roman1" fo:font-family="'Times New Roman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yt-darkblue_7e_LT_7e_Notizen" style:display-name="lyt-darkblue~LT~Notizen" style:family="paragraph" style:default-outline-level="">
      <style:paragraph-properties fo:orphans="2" fo:widows="2" style:writing-mode="lr-tb"/>
      <style:text-properties style:text-outline="false" style:text-line-through-style="none" style:text-line-through-type="none" style:font-name="Times New Roman1" fo:font-family="'Times New Roman'" style:font-family-generic="roman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darkblue_7e_LT_7e_Untertitel" style:display-name="lyt-darkblu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horndale" fo:font-family="Thorndale, 'Times New Roman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darkblue_7e_LT_7e_Titel" style:display-name="lyt-darkblue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Albany" fo:font-family="Albany, Arial" style:font-family-generic="roman" fo:font-size="40pt" fo:font-style="italic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italic" style:font-weight-asian="bold" style:font-name-complex="Arial1" style:font-family-complex="Arial" style:font-family-generic-complex="system" style:font-pitch-complex="variable" style:font-size-complex="12pt"/>
    </style:style>
    <style:style style:name="lyt-darkblue_7e_LT_7e_Gliederung_20_9" style:display-name="lyt-darkblue~LT~Gliederung 9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horndale" fo:font-family="Thorndale, 'Times New Roman'" style:font-family-generic="roman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darkblue_7e_LT_7e_Gliederung_20_8" style:display-name="lyt-darkblue~LT~Gliederung 8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horndale" fo:font-family="Thorndale, 'Times New Roman'" style:font-family-generic="roman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darkblue_7e_LT_7e_Gliederung_20_7" style:display-name="lyt-darkblue~LT~Gliederung 7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horndale" fo:font-family="Thorndale, 'Times New Roman'" style:font-family-generic="roman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darkblue_7e_LT_7e_Gliederung_20_6" style:display-name="lyt-darkblue~LT~Gliederung 6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horndale" fo:font-family="Thorndale, 'Times New Roman'" style:font-family-generic="roman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darkblue_7e_LT_7e_Gliederung_20_5" style:display-name="lyt-darkblue~LT~Gliederung 5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horndale" fo:font-family="Thorndale, 'Times New Roman'" style:font-family-generic="roman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darkblue_7e_LT_7e_Gliederung_20_4" style:display-name="lyt-darkblue~LT~Gliederung 4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horndale" fo:font-family="Thorndale, 'Times New Roman'" style:font-family-generic="roman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darkblue_7e_LT_7e_Gliederung_20_3" style:display-name="lyt-darkblue~LT~Gliederung 3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horndale" fo:font-family="Thorndale, 'Times New Roman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darkblue_7e_LT_7e_Gliederung_20_2" style:display-name="lyt-darkblue~LT~Gliederung 2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horndale" fo:font-family="Thorndale, 'Times New Roman'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yt-darkblue_7e_LT_7e_Gliederung_20_1" style:display-name="lyt-darkblue~LT~Gliederung 1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horndale" fo:font-family="Thorndale, 'Times New Roman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caption" style:family="paragraph" style:default-outline-level="">
      <style:paragraph-properties fo:margin-top="0.2598in" fo:margin-bottom="0.2598in" style:contextual-spacing="false" fo:orphans="2" fo:widows="2" style:writing-mode="lr-tb"/>
      <style:text-properties style:font-name="Times New Roman1" fo:font-family="'Times New Roman'" style:font-family-generic="roman" fo:font-size="12pt" fo:font-style="italic" style:letter-kerning="true" style:font-name-asian="DejaVu Sans" style:font-family-asian="'DejaVu Sans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/>
    </style:style>
    <style:style style:name="LO-Normal" style:family="paragraph" style:default-outline-level="">
      <style:paragraph-properties fo:orphans="2" fo:widows="2" style:writing-mode="lr-tb"/>
      <style:text-properties style:font-name="Times New Roman1" fo:font-family="'Times New Roman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Objetos_20_de_20_plano_20_de_20_fundo" style:display-name="Objetos de plano de fundo" style:family="paragraph" style:default-outline-level="">
      <style:paragraph-properties fo:orphans="2" fo:widows="2" style:writing-mode="lr-tb"/>
      <style:text-properties style:font-name="Times New Roman1" fo:font-family="'Times New Roman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WW-Título12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nha_20_de_20_Dimensão" style:display-name="Linha de Dimensão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WW-Título2" style:family="paragraph" style:default-outline-level="">
      <style:paragraph-properties fo:margin-top="0.2917in" fo:margin-bottom="0.1457in" style:contextual-spacing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WW-Título1" style:family="paragraph" style:default-outline-level="">
      <style:paragraph-properties fo:margin-top="0.2917in" fo:margin-bottom="0.1457in" style:contextual-spacing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WW-Título" style:family="paragraph" style:default-outline-level="">
      <style:paragraph-properties fo:margin-top="0.2917in" fo:margin-bottom="0.1457in" style:contextual-spacing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irst_20_line_20_indent" style:display-name="First line indent" style:family="paragraph" style:default-outline-level="" style:class="text">
      <style:paragraph-properties fo:margin-left="0in" fo:margin-right="0in" fo:orphans="2" fo:widows="2" fo:text-indent="0.3465in" style:auto-text-indent="false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left="0in" fo:margin-right="0in" fo:margin-top="0in" fo:margin-bottom="0.1965in" style:contextual-spacing="false" fo:orphans="2" fo:widows="2" fo:text-indent="0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in" fo:margin-right="0in" fo:margin-top="0in" fo:margin-bottom="0.1181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bjeto_20_com_20_seta" style:display-name="Objeto com seta" style:family="paragraph" style:parent-style-name="Standard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Standard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Standard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Standard" style:default-outline-level="">
      <style:paragraph-properties fo:margin-left="0in" fo:margin-right="0in" fo:margin-top="0in" fo:margin-bottom="0in" style:contextual-spacing="false" fo:text-indent="0.2362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Standard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Standard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Standard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s_20_do_20_plano_20_de_20_fundo" style:display-name="Objetos do plano de fundo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in" fo:margin-right="0in" fo:margin-top="0in" fo:margin-bottom="0.1965in" style:contextual-spacing="false" fo:orphans="2" fo:widows="2" fo:text-indent="0in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in" fo:margin-right="0in" fo:margin-top="0in" fo:margin-bottom="0.1181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in" fo:margin-right="0in" fo:margin-top="0in" fo:margin-bottom="0.0398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Devanagari" fo:font-family="'Lohit Devanagari'" style:font-family-generic="roman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3-27T20:13:42.139108000</meta:creation-date>
    <dc:date>2021-04-11T19:09:55.169736016</dc:date>
    <meta:editing-duration>PT5H3M5S</meta:editing-duration>
    <meta:editing-cycles>134</meta:editing-cycles>
    <meta:generator>LibreOffice/7.1.1.2$Linux_X86_64 LibreOffice_project/10$Build-2</meta:generator>
    <meta:document-statistic meta:table-count="4" meta:image-count="0" meta:object-count="0" meta:page-count="4" meta:paragraph-count="162" meta:word-count="783" meta:character-count="5000" meta:non-whitespace-character-count="4398"/>
  </office:meta>
</office:document-meta>
</file>